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0dbc6" officeooo:paragraph-rsid="0000dbc6"/>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0dbc6" officeooo:paragraph-rsid="00021795" style:text-blinking="false" fo:background-color="transparent"/>
    </style:style>
    <style:style style:name="T1" style:family="text">
      <style:text-properties officeooo:rsid="0000dbc6"/>
    </style:style>
    <style:style style:name="T2" style:family="text">
      <style:text-properties officeooo:rsid="000217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70643a7-7fff-ed1d-8b80-2ae5eb0b2b29"/>Hi friend,</text:p>
      <text:p text:style-name="P2">Do you,  or know someone planning to shift or go for a vacation?</text:p>
      <text:p text:style-name="P2">Don't worry Room3 Errands company is here to offer you neat and safe travels, without you worrying and stressing, it gives you guarantee to safety of all your properties, timely operations well tracked in your pocket and at leisure .</text:p>
      <text:p text:style-name="P2">Don't worry about anything, let's worry for you.</text:p>
      <text:p text:style-name="P2">Room3 Errand company, your best travel partner.</text:p>
      <text:p text:style-name="P3">We’re <text:span text:style-name="T2">always</text:span> ready to serve you</text:p>
      <text:p text:style-name="Text_20_body"><text:line-break/><text:span text:style-name="T1">Download our application </text:span><text:span text:style-name="T2">today</text:span></text:p>
      <text:p text:style-name="P1">locate us at our main offices in kampala around ntinda complex, <text:span text:style-name="T2">or</text:span></text:p>
      <text:p text:style-name="P1">contact us on the numbers displayed on your screen</text:p>
      <text:p text:style-name="P3">Room3 Errand company</text:p>
      <text:p text:style-name="P3">Work with u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30T16:02:11.292416450</meta:creation-date>
    <dc:date>2023-07-30T16:28:44.333726621</dc:date>
    <meta:editing-duration>PT6M12S</meta:editing-duration>
    <meta:editing-cycles>1</meta:editing-cycles>
    <meta:document-statistic meta:table-count="0" meta:image-count="0" meta:object-count="0" meta:page-count="1" meta:paragraph-count="11" meta:word-count="107" meta:character-count="613" meta:non-whitespace-character-count="515"/>
    <meta:generator>LibreOffice/6.4.7.2$Linux_X86_64 LibreOffice_project/40$Build-2</meta:generator>
  </office:meta>
</office:document-meta>
</file>